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72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827in"/>
    </style:style>
    <style:style style:name="co5" style:family="table-column">
      <style:table-column-properties fo:break-before="auto" style:column-width="1.1575in"/>
    </style:style>
    <style:style style:name="co6" style:family="table-column">
      <style:table-column-properties fo:break-before="auto" style:column-width="2.990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0"/>
    <style:style style:name="ce2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anfragen</text:p>
          </table:table-cell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end</text:p>
          </table:table-cell>
          <table:table-cell table:style-name="Default" office:value-type="string" calcext:value-type="string">
            <text:p>gesamtzeit</text:p>
          </table:table-cell>
          <table:table-cell table:style-name="Default" office:value-type="string" calcext:value-type="string">
            <text:p>zeit pro anfrage</text:p>
          </table:table-cell>
          <table:table-cell office:value-type="string" calcext:value-type="string">
            <text:p>durchschnitt</text:p>
          </table:table-cell>
          <table:table-cell/>
        </table:table-row>
        <table:table-row table:style-name="ro1">
          <table:table-cell office:value-type="string" calcext:value-type="string">
            <text:p>http3</text:p>
          </table:table-cell>
          <table:table-cell table:style-name="Default" table:number-columns-repeated="4"/>
          <table:table-cell table:formula="of:=SUM([.E3:.E6])/4" office:value-type="float" office:value="103650536.08875" calcext:value-type="float">
            <text:p>103650536.0887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434520887" calcext:value-type="float">
            <text:p>10434520887</text:p>
          </table:table-cell>
          <table:table-cell office:value-type="float" office:value="11481692696" calcext:value-type="float">
            <text:p>11481692696</text:p>
          </table:table-cell>
          <table:table-cell table:formula="of:=[.$C3]-[.$B3]" office:value-type="float" office:value="1047171809" calcext:value-type="float">
            <text:p>1047171809</text:p>
          </table:table-cell>
          <table:table-cell table:formula="of:=[.$D3]/[.$A3]" office:value-type="float" office:value="104717180.9" calcext:value-type="float">
            <text:p>104,717,180.9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4991322681" calcext:value-type="float">
            <text:p>114991322681</text:p>
          </table:table-cell>
          <table:table-cell office:value-type="float" office:value="120140006626" calcext:value-type="float">
            <text:p>120140006626</text:p>
          </table:table-cell>
          <table:table-cell table:formula="of:=[.$C4]-[.$B4]" office:value-type="float" office:value="5148683945" calcext:value-type="float">
            <text:p>5148683945</text:p>
          </table:table-cell>
          <table:table-cell table:formula="of:=[.$D4]/[.$A4]" office:value-type="float" office:value="102973678.9" calcext:value-type="float">
            <text:p>102,973,678.90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4355430" calcext:value-type="float">
            <text:p>94355430</text:p>
          </table:table-cell>
          <table:table-cell office:value-type="float" office:value="10434520887" calcext:value-type="float">
            <text:p>10434520887</text:p>
          </table:table-cell>
          <table:table-cell table:formula="of:=[.$C5]-[.$B5]" office:value-type="float" office:value="10340165457" calcext:value-type="float">
            <text:p>10340165457</text:p>
          </table:table-cell>
          <table:table-cell table:formula="of:=[.$D5]/[.$A5]" office:value-type="float" office:value="103401654.57" calcext:value-type="float">
            <text:p>103,401,654.5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1481692696" calcext:value-type="float">
            <text:p>11481692696</text:p>
          </table:table-cell>
          <table:table-cell office:value-type="float" office:value="114991322681" calcext:value-type="float">
            <text:p>114991322681</text:p>
          </table:table-cell>
          <table:table-cell table:formula="of:=[.$C6]-[.$B6]" office:value-type="float" office:value="103509629985" calcext:value-type="float">
            <text:p>103509629985</text:p>
          </table:table-cell>
          <table:table-cell table:formula="of:=[.$D6]/[.$A6]" office:value-type="float" office:value="103509629.985" calcext:value-type="float">
            <text:p>103,509,629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2</text:p>
          </table:table-cell>
          <table:table-cell table:number-columns-repeated="4"/>
          <table:table-cell table:formula="of:=SUM([.E8:.E10])/3" office:value-type="float" office:value="78753092.0733333" calcext:value-type="float">
            <text:p>78753092.073333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986764513" calcext:value-type="float">
            <text:p>7986764513</text:p>
          </table:table-cell>
          <table:table-cell office:value-type="float" office:value="8779780468" calcext:value-type="float">
            <text:p>8779780468</text:p>
          </table:table-cell>
          <table:table-cell table:formula="of:=[.$C8]-[.$B8]" office:value-type="float" office:value="793015955" calcext:value-type="float">
            <text:p>793015955</text:p>
          </table:table-cell>
          <table:table-cell table:formula="of:=[.$D8]/[.$A8]" office:value-type="float" office:value="79301595.5" calcext:value-type="float">
            <text:p>79,301,595.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779780468" calcext:value-type="float">
            <text:p>8779780468</text:p>
          </table:table-cell>
          <table:table-cell office:value-type="float" office:value="12688902342" calcext:value-type="float">
            <text:p>12688902342</text:p>
          </table:table-cell>
          <table:table-cell table:formula="of:=[.$C9]-[.$B9]" office:value-type="float" office:value="3909121874" calcext:value-type="float">
            <text:p>3909121874</text:p>
          </table:table-cell>
          <table:table-cell table:formula="of:=[.$D9]/[.$A9]" office:value-type="float" office:value="78182437.48" calcext:value-type="float">
            <text:p>78,182,437.48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9240189" calcext:value-type="float">
            <text:p>109240189</text:p>
          </table:table-cell>
          <table:table-cell office:value-type="float" office:value="7986764513" calcext:value-type="float">
            <text:p>7986764513</text:p>
          </table:table-cell>
          <table:table-cell table:formula="of:=[.$C10]-[.$B10]" office:value-type="float" office:value="7877524324" calcext:value-type="float">
            <text:p>7877524324</text:p>
          </table:table-cell>
          <table:table-cell table:formula="of:=[.$D10]/[.$A10]" office:value-type="float" office:value="78775243.24" calcext:value-type="float">
            <text:p>78,775,243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1</text:p>
          </table:table-cell>
          <table:table-cell table:number-columns-repeated="4"/>
          <table:table-cell table:formula="of:=SUM([.E12:.E14])/3" office:value-type="float" office:value="119501455.52" calcext:value-type="float">
            <text:p>119501455.5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080149771" calcext:value-type="float">
            <text:p>18080149771</text:p>
          </table:table-cell>
          <table:table-cell office:value-type="float" office:value="19266512881" calcext:value-type="float">
            <text:p>19266512881</text:p>
          </table:table-cell>
          <table:table-cell table:formula="of:=[.$C12]-[.$B12]" office:value-type="float" office:value="1186363110" calcext:value-type="float">
            <text:p>1186363110</text:p>
          </table:table-cell>
          <table:table-cell table:formula="of:=[.$D12]/[.$A12]" office:value-type="float" office:value="118636311" calcext:value-type="float">
            <text:p>118,636,311.0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070843630" calcext:value-type="float">
            <text:p>12070843630</text:p>
          </table:table-cell>
          <table:table-cell office:value-type="float" office:value="18080149771" calcext:value-type="float">
            <text:p>18080149771</text:p>
          </table:table-cell>
          <table:table-cell table:formula="of:=[.$C13]-[.$B13]" office:value-type="float" office:value="6009306141" calcext:value-type="float">
            <text:p>6009306141</text:p>
          </table:table-cell>
          <table:table-cell table:formula="of:=[.$D13]/[.$A13]" office:value-type="float" office:value="120186122.82" calcext:value-type="float">
            <text:p>120,186,122.82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2650356" calcext:value-type="float">
            <text:p>102650356</text:p>
          </table:table-cell>
          <table:table-cell office:value-type="float" office:value="12070843630" calcext:value-type="float">
            <text:p>12070843630</text:p>
          </table:table-cell>
          <table:table-cell table:formula="of:=[.$C14]-[.$B14]" office:value-type="float" office:value="11968193274" calcext:value-type="float">
            <text:p>11968193274</text:p>
          </table:table-cell>
          <table:table-cell table:formula="of:=[.$D14]/[.$A14]" office:value-type="float" office:value="119681932.74" calcext:value-type="float">
            <text:p>119,681,932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2 push</text:p>
          </table:table-cell>
          <table:table-cell table:number-columns-repeated="4"/>
          <table:table-cell table:formula="of:=SUM([.E16:.E18])/3" office:value-type="float" office:value="90251309.3233333" calcext:value-type="float">
            <text:p>90251309.323333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135816324" calcext:value-type="float">
            <text:p>14135816324</text:p>
          </table:table-cell>
          <table:table-cell office:value-type="float" office:value="15064273152" calcext:value-type="float">
            <text:p>15064273152</text:p>
          </table:table-cell>
          <table:table-cell table:formula="of:=[.$C16]-[.$B16]" office:value-type="float" office:value="928456828" calcext:value-type="float">
            <text:p>928456828</text:p>
          </table:table-cell>
          <table:table-cell table:formula="of:=[.$D16]/[.$A16]" office:value-type="float" office:value="92845682.8" calcext:value-type="float">
            <text:p>92,845,682.8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547307397" calcext:value-type="float">
            <text:p>9547307397</text:p>
          </table:table-cell>
          <table:table-cell office:value-type="float" office:value="14135816324" calcext:value-type="float">
            <text:p>14135816324</text:p>
          </table:table-cell>
          <table:table-cell table:formula="of:=[.$C17]-[.$B17]" office:value-type="float" office:value="4588508927" calcext:value-type="float">
            <text:p>4588508927</text:p>
          </table:table-cell>
          <table:table-cell table:formula="of:=[.$D17]/[.$A17]" office:value-type="float" office:value="91770178.54" calcext:value-type="float">
            <text:p>91,770,178.54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32577420" calcext:value-type="float">
            <text:p>932577420</text:p>
          </table:table-cell>
          <table:table-cell office:value-type="float" office:value="9546384083" calcext:value-type="float">
            <text:p>9546384083</text:p>
          </table:table-cell>
          <table:table-cell table:formula="of:=[.$C18]-[.$B18]" office:value-type="float" office:value="8613806663" calcext:value-type="float">
            <text:p>8613806663</text:p>
          </table:table-cell>
          <table:table-cell table:formula="of:=[.$D18]/[.$A18]" office:value-type="float" office:value="86138066.63" calcext:value-type="float">
            <text:p>86,138,066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1 4mbit 1ms</text:p>
          </table:table-cell>
          <table:table-cell table:number-columns-repeated="4"/>
          <table:table-cell table:formula="of:=SUM([.E20:.E22])/3" office:value-type="float" office:value="122821219.006667" calcext:value-type="float">
            <text:p>122821219.00666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50951275" calcext:value-type="float">
            <text:p>1550951275</text:p>
          </table:table-cell>
          <table:table-cell office:value-type="float" office:value="2803878292" calcext:value-type="float">
            <text:p>2803878292</text:p>
          </table:table-cell>
          <table:table-cell table:formula="of:=[.$C20]-[.$B20]" office:value-type="float" office:value="1252927017" calcext:value-type="float">
            <text:p>1252927017</text:p>
          </table:table-cell>
          <table:table-cell table:formula="of:=[.$D20]/[.$A20]" office:value-type="float" office:value="125292701.7" calcext:value-type="float">
            <text:p>125,292,701.7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803878292" calcext:value-type="float">
            <text:p>2803878292</text:p>
          </table:table-cell>
          <table:table-cell office:value-type="float" office:value="8900238697" calcext:value-type="float">
            <text:p>8900238697</text:p>
          </table:table-cell>
          <table:table-cell table:formula="of:=[.$C21]-[.$B21]" office:value-type="float" office:value="6096360405" calcext:value-type="float">
            <text:p>6096360405</text:p>
          </table:table-cell>
          <table:table-cell table:formula="of:=[.$D21]/[.$A21]" office:value-type="float" office:value="121927208.1" calcext:value-type="float">
            <text:p>121,927,208.10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900238697" calcext:value-type="float">
            <text:p>8900238697</text:p>
          </table:table-cell>
          <table:table-cell office:value-type="float" office:value="21024613419" calcext:value-type="float">
            <text:p>21024613419</text:p>
          </table:table-cell>
          <table:table-cell table:formula="of:=[.$C22]-[.$B22]" office:value-type="float" office:value="12124374722" calcext:value-type="float">
            <text:p>12124374722</text:p>
          </table:table-cell>
          <table:table-cell table:formula="of:=[.$D22]/[.$A22]" office:value-type="float" office:value="121243747.22" calcext:value-type="float">
            <text:p>121,243,747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2 4mbit 1ms</text:p>
          </table:table-cell>
          <table:table-cell table:number-columns-repeated="4"/>
          <table:table-cell table:formula="of:=SUM([.E24:.E26])/3" office:value-type="float" office:value="81731561.2333333" calcext:value-type="float">
            <text:p>81731561.233333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9831590" calcext:value-type="float">
            <text:p>999831590</text:p>
          </table:table-cell>
          <table:table-cell office:value-type="float" office:value="1801495724" calcext:value-type="float">
            <text:p>1801495724</text:p>
          </table:table-cell>
          <table:table-cell table:formula="of:=[.$C24]-[.$B24]" office:value-type="float" office:value="801664134" calcext:value-type="float">
            <text:p>801664134</text:p>
          </table:table-cell>
          <table:table-cell table:formula="of:=[.$D24]/[.$A24]" office:value-type="float" office:value="80166413.4" calcext:value-type="float">
            <text:p>80,166,413.4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01495724" calcext:value-type="float">
            <text:p>1801495724</text:p>
          </table:table-cell>
          <table:table-cell office:value-type="float" office:value="5947945339" calcext:value-type="float">
            <text:p>5947945339</text:p>
          </table:table-cell>
          <table:table-cell table:formula="of:=[.$C25]-[.$B25]" office:value-type="float" office:value="4146449615" calcext:value-type="float">
            <text:p>4146449615</text:p>
          </table:table-cell>
          <table:table-cell table:formula="of:=[.$D25]/[.$A25]" office:value-type="float" office:value="82928992.3" calcext:value-type="float">
            <text:p>82,928,992.30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947945339" calcext:value-type="float">
            <text:p>5947945339</text:p>
          </table:table-cell>
          <table:table-cell office:value-type="float" office:value="14157873139" calcext:value-type="float">
            <text:p>14157873139</text:p>
          </table:table-cell>
          <table:table-cell table:formula="of:=[.$C26]-[.$B26]" office:value-type="float" office:value="8209927800" calcext:value-type="float">
            <text:p>8209927800</text:p>
          </table:table-cell>
          <table:table-cell table:formula="of:=[.$D26]/[.$A26]" office:value-type="float" office:value="82099278" calcext:value-type="float">
            <text:p>82,099,278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3 4mbit 1ms</text:p>
          </table:table-cell>
          <table:table-cell table:number-columns-repeated="4"/>
          <table:table-cell table:formula="of:=SUM([.E28:.E30])/3" office:value-type="float" office:value="672273755.216667" calcext:value-type="float">
            <text:p>672273755.21666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329736504" calcext:value-type="float">
            <text:p>9329736504</text:p>
          </table:table-cell>
          <table:table-cell office:value-type="float" office:value="16106889930" calcext:value-type="float">
            <text:p>16106889930</text:p>
          </table:table-cell>
          <table:table-cell table:formula="of:=[.$C28]-[.$B28]" office:value-type="float" office:value="6777153426" calcext:value-type="float">
            <text:p>6777153426</text:p>
          </table:table-cell>
          <table:table-cell table:formula="of:=[.$D28]/[.$A28]" office:value-type="float" office:value="677715342.6" calcext:value-type="float">
            <text:p>677,715,342.6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106889930" calcext:value-type="float">
            <text:p>16106889930</text:p>
          </table:table-cell>
          <table:table-cell office:value-type="float" office:value="49577437273" calcext:value-type="float">
            <text:p>49577437273</text:p>
          </table:table-cell>
          <table:table-cell table:formula="of:=[.$C29]-[.$B29]" office:value-type="float" office:value="33470547343" calcext:value-type="float">
            <text:p>33470547343</text:p>
          </table:table-cell>
          <table:table-cell table:formula="of:=[.$D29]/[.$A29]" office:value-type="float" office:value="669410946.86" calcext:value-type="float">
            <text:p>669,410,946.86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9577437273" calcext:value-type="float">
            <text:p>49577437273</text:p>
          </table:table-cell>
          <table:table-cell office:value-type="float" office:value="116546934892" calcext:value-type="float">
            <text:p>116546934892</text:p>
          </table:table-cell>
          <table:table-cell table:formula="of:=[.$C30]-[.$B30]" office:value-type="float" office:value="66969497619" calcext:value-type="float">
            <text:p>66969497619</text:p>
          </table:table-cell>
          <table:table-cell table:formula="of:=[.$D30]/[.$A30]" office:value-type="float" office:value="669694976.19" calcext:value-type="float">
            <text:p>669,694,976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1 5%loss</text:p>
          </table:table-cell>
          <table:table-cell table:number-columns-repeated="4"/>
          <table:table-cell table:formula="of:=SUM([.E32:.E34])/3" office:value-type="float" office:value="108011661.133333" calcext:value-type="float">
            <text:p>108011661.13333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63998299" calcext:value-type="float">
            <text:p>1263998299</text:p>
          </table:table-cell>
          <table:table-cell office:value-type="float" office:value="2382874455" calcext:value-type="float">
            <text:p>2382874455</text:p>
          </table:table-cell>
          <table:table-cell table:formula="of:=[.$C32]-[.$B32]" office:value-type="float" office:value="1118876156" calcext:value-type="float">
            <text:p>1118876156</text:p>
          </table:table-cell>
          <table:table-cell table:formula="of:=[.$D32]/[.$A32]" office:value-type="float" office:value="111887615.6" calcext:value-type="float">
            <text:p>111,887,615.6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382874455" calcext:value-type="float">
            <text:p>2382874455</text:p>
          </table:table-cell>
          <table:table-cell office:value-type="float" office:value="7723470227" calcext:value-type="float">
            <text:p>7723470227</text:p>
          </table:table-cell>
          <table:table-cell table:formula="of:=[.$C33]-[.$B33]" office:value-type="float" office:value="5340595772" calcext:value-type="float">
            <text:p>5340595772</text:p>
          </table:table-cell>
          <table:table-cell table:formula="of:=[.$D33]/[.$A33]" office:value-type="float" office:value="106811915.44" calcext:value-type="float">
            <text:p>106,811,915.44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723470227" calcext:value-type="float">
            <text:p>7723470227</text:p>
          </table:table-cell>
          <table:table-cell office:value-type="float" office:value="18257015463" calcext:value-type="float">
            <text:p>18257015463</text:p>
          </table:table-cell>
          <table:table-cell table:formula="of:=[.$C34]-[.$B34]" office:value-type="float" office:value="10533545236" calcext:value-type="float">
            <text:p>10533545236</text:p>
          </table:table-cell>
          <table:table-cell table:formula="of:=[.$D34]/[.$A34]" office:value-type="float" office:value="105335452.36" calcext:value-type="float">
            <text:p>105,335,452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1 10%loss</text:p>
          </table:table-cell>
          <table:table-cell table:number-columns-repeated="4"/>
          <table:table-cell table:formula="of:=SUM([.E36:.E38])/3" office:value-type="float" office:value="108011526.323333" calcext:value-type="float">
            <text:p>108011526.32333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53927094" calcext:value-type="float">
            <text:p>1153927094</text:p>
          </table:table-cell>
          <table:table-cell office:value-type="float" office:value="2262955562" calcext:value-type="float">
            <text:p>2262955562</text:p>
          </table:table-cell>
          <table:table-cell table:formula="of:=[.$C36]-[.$B36]" office:value-type="float" office:value="1109028468" calcext:value-type="float">
            <text:p>1109028468</text:p>
          </table:table-cell>
          <table:table-cell table:formula="of:=[.$D36]/[.$A36]" office:value-type="float" office:value="110902846.8" calcext:value-type="float">
            <text:p>110,902,846.8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62955562" calcext:value-type="float">
            <text:p>2262955562</text:p>
          </table:table-cell>
          <table:table-cell office:value-type="float" office:value="7558532015" calcext:value-type="float">
            <text:p>7558532015</text:p>
          </table:table-cell>
          <table:table-cell table:formula="of:=[.$C37]-[.$B37]" office:value-type="float" office:value="5295576453" calcext:value-type="float">
            <text:p>5295576453</text:p>
          </table:table-cell>
          <table:table-cell table:formula="of:=[.$D37]/[.$A37]" office:value-type="float" office:value="105911529.06" calcext:value-type="float">
            <text:p>105,911,529.06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558532015" calcext:value-type="float">
            <text:p>7558532015</text:p>
          </table:table-cell>
          <table:table-cell office:value-type="float" office:value="18280552326" calcext:value-type="float">
            <text:p>18280552326</text:p>
          </table:table-cell>
          <table:table-cell table:formula="of:=[.$C38]-[.$B38]" office:value-type="float" office:value="10722020311" calcext:value-type="float">
            <text:p>10722020311</text:p>
          </table:table-cell>
          <table:table-cell table:formula="of:=[.$D38]/[.$A38]" office:value-type="float" office:value="107220203.11" calcext:value-type="float">
            <text:p>107,220,203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2 5%loss</text:p>
          </table:table-cell>
          <table:table-cell table:number-columns-repeated="4"/>
          <table:table-cell table:formula="of:=SUM([.E40:.E42])/3" office:value-type="float" office:value="75019241.7033333" calcext:value-type="float">
            <text:p>75019241.703333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3518514" calcext:value-type="float">
            <text:p>1023518514</text:p>
          </table:table-cell>
          <table:table-cell office:value-type="float" office:value="1746119792" calcext:value-type="float">
            <text:p>1746119792</text:p>
          </table:table-cell>
          <table:table-cell table:formula="of:=[.$C40]-[.$B40]" office:value-type="float" office:value="722601278" calcext:value-type="float">
            <text:p>722601278</text:p>
          </table:table-cell>
          <table:table-cell table:formula="of:=[.$D40]/[.$A40]" office:value-type="float" office:value="72260127.8" calcext:value-type="float">
            <text:p>72,260,127.8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46119792" calcext:value-type="float">
            <text:p>1746119792</text:p>
          </table:table-cell>
          <table:table-cell office:value-type="float" office:value="5584856207" calcext:value-type="float">
            <text:p>5584856207</text:p>
          </table:table-cell>
          <table:table-cell table:formula="of:=[.$C41]-[.$B41]" office:value-type="float" office:value="3838736415" calcext:value-type="float">
            <text:p>3838736415</text:p>
          </table:table-cell>
          <table:table-cell table:formula="of:=[.$D41]/[.$A41]" office:value-type="float" office:value="76774728.3" calcext:value-type="float">
            <text:p>76,774,728.30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584856207" calcext:value-type="float">
            <text:p>5584856207</text:p>
          </table:table-cell>
          <table:table-cell office:value-type="float" office:value="13187143108" calcext:value-type="float">
            <text:p>13187143108</text:p>
          </table:table-cell>
          <table:table-cell table:formula="of:=[.$C42]-[.$B42]" office:value-type="float" office:value="7602286901" calcext:value-type="float">
            <text:p>7602286901</text:p>
          </table:table-cell>
          <table:table-cell table:formula="of:=[.$D42]/[.$A42]" office:value-type="float" office:value="76022869.01" calcext:value-type="float">
            <text:p>76,022,869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2 10%loss</text:p>
          </table:table-cell>
          <table:table-cell table:number-columns-repeated="4"/>
          <table:table-cell table:formula="of:=SUM([.E44:.E46])/3" office:value-type="float" office:value="76675786.4966667" calcext:value-type="float">
            <text:p>76675786.496666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43584463" calcext:value-type="float">
            <text:p>1043584463</text:p>
          </table:table-cell>
          <table:table-cell office:value-type="float" office:value="1816109748" calcext:value-type="float">
            <text:p>1816109748</text:p>
          </table:table-cell>
          <table:table-cell table:formula="of:=[.$C44]-[.$B44]" office:value-type="float" office:value="772525285" calcext:value-type="float">
            <text:p>772525285</text:p>
          </table:table-cell>
          <table:table-cell table:formula="of:=[.$D44]/[.$A44]" office:value-type="float" office:value="77252528.5" calcext:value-type="float">
            <text:p>77,252,528.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16109748" calcext:value-type="float">
            <text:p>1816109748</text:p>
          </table:table-cell>
          <table:table-cell office:value-type="float" office:value="5665338962" calcext:value-type="float">
            <text:p>5665338962</text:p>
          </table:table-cell>
          <table:table-cell table:formula="of:=[.$C45]-[.$B45]" office:value-type="float" office:value="3849229214" calcext:value-type="float">
            <text:p>3849229214</text:p>
          </table:table-cell>
          <table:table-cell table:formula="of:=[.$D45]/[.$A45]" office:value-type="float" office:value="76984584.28" calcext:value-type="float">
            <text:p>76,984,584.28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665338962" calcext:value-type="float">
            <text:p>5665338962</text:p>
          </table:table-cell>
          <table:table-cell office:value-type="float" office:value="13244363633" calcext:value-type="float">
            <text:p>13244363633</text:p>
          </table:table-cell>
          <table:table-cell table:formula="of:=[.$C46]-[.$B46]" office:value-type="float" office:value="7579024671" calcext:value-type="float">
            <text:p>7579024671</text:p>
          </table:table-cell>
          <table:table-cell table:formula="of:=[.$D46]/[.$A46]" office:value-type="float" office:value="75790246.71" calcext:value-type="float">
            <text:p>75,790,246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3 5%loss</text:p>
          </table:table-cell>
          <table:table-cell table:number-columns-repeated="4"/>
          <table:table-cell table:formula="of:=SUM([.E48:.E50])/3" office:value-type="float" office:value="201556408.643333" calcext:value-type="float">
            <text:p>201556408.64333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20812866" calcext:value-type="float">
            <text:p>3720812866</text:p>
          </table:table-cell>
          <table:table-cell office:value-type="float" office:value="5805790159" calcext:value-type="float">
            <text:p>5805790159</text:p>
          </table:table-cell>
          <table:table-cell table:formula="of:=[.$C48]-[.$B48]" office:value-type="float" office:value="2084977293" calcext:value-type="float">
            <text:p>2084977293</text:p>
          </table:table-cell>
          <table:table-cell table:formula="of:=[.$D48]/[.$A48]" office:value-type="float" office:value="208497729.3" calcext:value-type="float">
            <text:p>208,497,729.3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805790159" calcext:value-type="float">
            <text:p>5805790159</text:p>
          </table:table-cell>
          <table:table-cell office:value-type="float" office:value="15755055451" calcext:value-type="float">
            <text:p>15755055451</text:p>
          </table:table-cell>
          <table:table-cell table:formula="of:=[.$C49]-[.$B49]" office:value-type="float" office:value="9949265292" calcext:value-type="float">
            <text:p>9949265292</text:p>
          </table:table-cell>
          <table:table-cell table:formula="of:=[.$D49]/[.$A49]" office:value-type="float" office:value="198985305.84" calcext:value-type="float">
            <text:p>198,985,305.84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755055451" calcext:value-type="float">
            <text:p>15755055451</text:p>
          </table:table-cell>
          <table:table-cell office:value-type="float" office:value="35473674530" calcext:value-type="float">
            <text:p>35473674530</text:p>
          </table:table-cell>
          <table:table-cell table:formula="of:=[.$C50]-[.$B50]" office:value-type="float" office:value="19718619079" calcext:value-type="float">
            <text:p>19718619079</text:p>
          </table:table-cell>
          <table:table-cell table:formula="of:=[.$D50]/[.$A50]" office:value-type="float" office:value="197186190.79" calcext:value-type="float">
            <text:p>197,186,190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3 10%loss</text:p>
          </table:table-cell>
          <table:table-cell table:number-columns-repeated="4"/>
          <table:table-cell table:formula="of:=SUM([.E52:.E54])/3" office:value-type="float" office:value="225417463.296667" calcext:value-type="float">
            <text:p>225417463.29666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81612399" calcext:value-type="float">
            <text:p>2381612399</text:p>
          </table:table-cell>
          <table:table-cell office:value-type="float" office:value="4626244275" calcext:value-type="float">
            <text:p>4626244275</text:p>
          </table:table-cell>
          <table:table-cell table:formula="of:=[.$C52]-[.$B52]" office:value-type="float" office:value="2244631876" calcext:value-type="float">
            <text:p>2244631876</text:p>
          </table:table-cell>
          <table:table-cell table:formula="of:=[.$D52]/[.$A52]" office:value-type="float" office:value="224463187.6" calcext:value-type="float">
            <text:p>224,463,187.6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626244275" calcext:value-type="float">
            <text:p>4626244275</text:p>
          </table:table-cell>
          <table:table-cell office:value-type="float" office:value="15543284726" calcext:value-type="float">
            <text:p>15543284726</text:p>
          </table:table-cell>
          <table:table-cell table:formula="of:=[.$C53]-[.$B53]" office:value-type="float" office:value="10917040451" calcext:value-type="float">
            <text:p>10917040451</text:p>
          </table:table-cell>
          <table:table-cell table:formula="of:=[.$D53]/[.$A53]" office:value-type="float" office:value="218340809.02" calcext:value-type="float">
            <text:p>218,340,809.02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543284726" calcext:value-type="float">
            <text:p>15543284726</text:p>
          </table:table-cell>
          <table:table-cell office:value-type="float" office:value="38888124053" calcext:value-type="float">
            <text:p>38888124053</text:p>
          </table:table-cell>
          <table:table-cell table:formula="of:=[.$C54]-[.$B54]" office:value-type="float" office:value="23344839327" calcext:value-type="float">
            <text:p>23344839327</text:p>
          </table:table-cell>
          <table:table-cell table:formula="of:=[.$D54]/[.$A54]" office:value-type="float" office:value="233448393.27" calcext:value-type="float">
            <text:p>233,448,393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1 4mbit 1000ms</text:p>
          </table:table-cell>
          <table:table-cell table:number-columns-repeated="4"/>
          <table:table-cell table:formula="of:=SUM([.E56:.E58])/3" office:value-type="float" office:value="121647949.526667" calcext:value-type="float">
            <text:p>121647949.52666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88114431" calcext:value-type="float">
            <text:p>1588114431</text:p>
          </table:table-cell>
          <table:table-cell office:value-type="float" office:value="2809233552" calcext:value-type="float">
            <text:p>2809233552</text:p>
          </table:table-cell>
          <table:table-cell table:formula="of:=[.$C56]-[.$B56]" office:value-type="float" office:value="1221119121" calcext:value-type="float">
            <text:p>1221119121</text:p>
          </table:table-cell>
          <table:table-cell table:formula="of:=[.$D56]/[.$A56]" office:value-type="float" office:value="122111912.1" calcext:value-type="float">
            <text:p>122,111,912.1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809233552" calcext:value-type="float">
            <text:p>2809233552</text:p>
          </table:table-cell>
          <table:table-cell office:value-type="float" office:value="8907365276" calcext:value-type="float">
            <text:p>8907365276</text:p>
          </table:table-cell>
          <table:table-cell table:formula="of:=[.$C57]-[.$B57]" office:value-type="float" office:value="6098131724" calcext:value-type="float">
            <text:p>6098131724</text:p>
          </table:table-cell>
          <table:table-cell table:formula="of:=[.$D57]/[.$A57]" office:value-type="float" office:value="121962634.48" calcext:value-type="float">
            <text:p>121,962,634.48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907365276" calcext:value-type="float">
            <text:p>8907365276</text:p>
          </table:table-cell>
          <table:table-cell office:value-type="float" office:value="20994295476" calcext:value-type="float">
            <text:p>20994295476</text:p>
          </table:table-cell>
          <table:table-cell table:formula="of:=[.$C58]-[.$B58]" office:value-type="float" office:value="12086930200" calcext:value-type="float">
            <text:p>12086930200</text:p>
          </table:table-cell>
          <table:table-cell table:formula="of:=[.$D58]/[.$A58]" office:value-type="float" office:value="120869302" calcext:value-type="float">
            <text:p>120,869,302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2 4mbit 1000ms</text:p>
          </table:table-cell>
          <table:table-cell table:number-columns-repeated="4"/>
          <table:table-cell table:formula="of:=SUM([.E60:.E62])/3" office:value-type="float" office:value="82616823.8333333" calcext:value-type="float">
            <text:p>82616823.833333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28417072" calcext:value-type="float">
            <text:p>1128417072</text:p>
          </table:table-cell>
          <table:table-cell office:value-type="float" office:value="1950672908" calcext:value-type="float">
            <text:p>1950672908</text:p>
          </table:table-cell>
          <table:table-cell table:formula="of:=[.$C60]-[.$B60]" office:value-type="float" office:value="822255836" calcext:value-type="float">
            <text:p>822255836</text:p>
          </table:table-cell>
          <table:table-cell table:formula="of:=[.$D60]/[.$A60]" office:value-type="float" office:value="82225583.6" calcext:value-type="float">
            <text:p>82,225,583.6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50672908" calcext:value-type="float">
            <text:p>1950672908</text:p>
          </table:table-cell>
          <table:table-cell office:value-type="float" office:value="6073100574" calcext:value-type="float">
            <text:p>6073100574</text:p>
          </table:table-cell>
          <table:table-cell table:formula="of:=[.$C61]-[.$B61]" office:value-type="float" office:value="4122427666" calcext:value-type="float">
            <text:p>4122427666</text:p>
          </table:table-cell>
          <table:table-cell table:formula="of:=[.$D61]/[.$A61]" office:value-type="float" office:value="82448553.32" calcext:value-type="float">
            <text:p>82,448,553.32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73100574" calcext:value-type="float">
            <text:p>6073100574</text:p>
          </table:table-cell>
          <table:table-cell office:value-type="float" office:value="14390734032" calcext:value-type="float">
            <text:p>14390734032</text:p>
          </table:table-cell>
          <table:table-cell table:formula="of:=[.$C62]-[.$B62]" office:value-type="float" office:value="8317633458" calcext:value-type="float">
            <text:p>8317633458</text:p>
          </table:table-cell>
          <table:table-cell table:formula="of:=[.$D62]/[.$A62]" office:value-type="float" office:value="83176334.58" calcext:value-type="float">
            <text:p>83,176,334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3 4mbit 50ms</text:p>
          </table:table-cell>
          <table:table-cell table:number-columns-repeated="4"/>
          <table:table-cell table:formula="of:=SUM([.E64:.E66])/3" office:value-type="float" office:value="528445188.23" calcext:value-type="float">
            <text:p>528445188.2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918873022" calcext:value-type="float">
            <text:p>5918873022</text:p>
          </table:table-cell>
          <table:table-cell office:value-type="float" office:value="11099105524" calcext:value-type="float">
            <text:p>11099105524</text:p>
          </table:table-cell>
          <table:table-cell table:formula="of:=[.$C64]-[.$B64]" office:value-type="float" office:value="5180232502" calcext:value-type="float">
            <text:p>5180232502</text:p>
          </table:table-cell>
          <table:table-cell table:formula="of:=[.$D64]/[.$A64]" office:value-type="float" office:value="518023250.2" calcext:value-type="float">
            <text:p>518,023,250.2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099105524" calcext:value-type="float">
            <text:p>11099105524</text:p>
          </table:table-cell>
          <table:table-cell office:value-type="float" office:value="37931960607" calcext:value-type="float">
            <text:p>37931960607</text:p>
          </table:table-cell>
          <table:table-cell table:formula="of:=[.$C65]-[.$B65]" office:value-type="float" office:value="26832855083" calcext:value-type="float">
            <text:p>26832855083</text:p>
          </table:table-cell>
          <table:table-cell table:formula="of:=[.$D65]/[.$A65]" office:value-type="float" office:value="536657101.66" calcext:value-type="float">
            <text:p>536,657,101.66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7931960607" calcext:value-type="float">
            <text:p>37931960607</text:p>
          </table:table-cell>
          <table:table-cell office:value-type="float" office:value="90997481890" calcext:value-type="float">
            <text:p>90997481890</text:p>
          </table:table-cell>
          <table:table-cell table:formula="of:=[.$C66]-[.$B66]" office:value-type="float" office:value="53065521283" calcext:value-type="float">
            <text:p>53065521283</text:p>
          </table:table-cell>
          <table:table-cell table:formula="of:=[.$D66]/[.$A66]" office:value-type="float" office:value="530655212.83" calcext:value-type="float">
            <text:p>530,655,212.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2 push 1000ms</text:p>
          </table:table-cell>
          <table:table-cell table:number-columns-repeated="4"/>
          <table:table-cell table:formula="of:=SUM([.E68:.E70])/3" office:value-type="float" office:value="80509139.8466667" calcext:value-type="float">
            <text:p>80509139.8466667</text:p>
          </table:table-cell>
          <table:table-cell table:formula="of:=([.$F59]/[.$F67]) * 100 - 100" office:value-type="float" office:value="2.61794373990436" calcext:value-type="float">
            <text:p>2.617943739904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4105270" calcext:value-type="float">
            <text:p>994105270</text:p>
          </table:table-cell>
          <table:table-cell office:value-type="float" office:value="1779954955" calcext:value-type="float">
            <text:p>1779954955</text:p>
          </table:table-cell>
          <table:table-cell table:formula="of:=[.$C68]-[.$B68]" office:value-type="float" office:value="785849685" calcext:value-type="float">
            <text:p>785849685</text:p>
          </table:table-cell>
          <table:table-cell table:formula="of:=[.$D68]/[.$A68]" office:value-type="float" office:value="78584968.5" calcext:value-type="float">
            <text:p>78,584,968.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79954955" calcext:value-type="float">
            <text:p>1779954955</text:p>
          </table:table-cell>
          <table:table-cell office:value-type="float" office:value="5864893684" calcext:value-type="float">
            <text:p>5864893684</text:p>
          </table:table-cell>
          <table:table-cell table:formula="of:=[.$C69]-[.$B69]" office:value-type="float" office:value="4084938729" calcext:value-type="float">
            <text:p>4084938729</text:p>
          </table:table-cell>
          <table:table-cell table:formula="of:=[.$D69]/[.$A69]" office:value-type="float" office:value="81698774.58" calcext:value-type="float">
            <text:p>81,698,774.58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864893684" calcext:value-type="float">
            <text:p>5864893684</text:p>
          </table:table-cell>
          <table:table-cell office:value-type="float" office:value="13989261330" calcext:value-type="float">
            <text:p>13989261330</text:p>
          </table:table-cell>
          <table:table-cell table:formula="of:=[.$C70]-[.$B70]" office:value-type="float" office:value="8124367646" calcext:value-type="float">
            <text:p>8124367646</text:p>
          </table:table-cell>
          <table:table-cell table:formula="of:=[.$D70]/[.$A70]" office:value-type="float" office:value="81243676.46" calcext:value-type="float">
            <text:p>81,243,676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2 push 5%loss</text:p>
          </table:table-cell>
          <table:table-cell table:number-columns-repeated="4"/>
          <table:table-cell table:formula="of:=SUM([.E72:.E74])/3" office:value-type="float" office:value="85601405.9833333" calcext:value-type="float">
            <text:p>85601405.9833333</text:p>
          </table:table-cell>
          <table:table-cell table:formula="of:=([.$F39]/[.$F71]) * 100 - 100" office:value-type="float" office:value="-12.3621383999935" calcext:value-type="float">
            <text:p>-12.36213839999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11068220" calcext:value-type="float">
            <text:p>1211068220</text:p>
          </table:table-cell>
          <table:table-cell office:value-type="float" office:value="2002124288" calcext:value-type="float">
            <text:p>2002124288</text:p>
          </table:table-cell>
          <table:table-cell table:formula="of:=[.$C72]-[.$B72]" office:value-type="float" office:value="791056068" calcext:value-type="float">
            <text:p>791056068</text:p>
          </table:table-cell>
          <table:table-cell table:formula="of:=[.$D72]/[.$A72]" office:value-type="float" office:value="79105606.8" calcext:value-type="float">
            <text:p>79,105,606.8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02124288" calcext:value-type="float">
            <text:p>2002124288</text:p>
          </table:table-cell>
          <table:table-cell office:value-type="float" office:value="6871642437" calcext:value-type="float">
            <text:p>6871642437</text:p>
          </table:table-cell>
          <table:table-cell table:formula="of:=[.$C73]-[.$B73]" office:value-type="float" office:value="4869518149" calcext:value-type="float">
            <text:p>4869518149</text:p>
          </table:table-cell>
          <table:table-cell table:formula="of:=[.$D73]/[.$A73]" office:value-type="float" office:value="97390362.98" calcext:value-type="float">
            <text:p>97,390,362.98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871642437" calcext:value-type="float">
            <text:p>6871642437</text:p>
          </table:table-cell>
          <table:table-cell office:value-type="float" office:value="14902467254" calcext:value-type="float">
            <text:p>14902467254</text:p>
          </table:table-cell>
          <table:table-cell table:formula="of:=[.$C74]-[.$B74]" office:value-type="float" office:value="8030824817" calcext:value-type="float">
            <text:p>8030824817</text:p>
          </table:table-cell>
          <table:table-cell table:formula="of:=[.$D74]/[.$A74]" office:value-type="float" office:value="80308248.17" calcext:value-type="float">
            <text:p>80,308,248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2 push 10%loss</text:p>
          </table:table-cell>
          <table:table-cell table:number-columns-repeated="4"/>
          <table:table-cell table:formula="of:=SUM([.E76:.E78])/3" office:value-type="float" office:value="77704595.37" calcext:value-type="float">
            <text:p>77704595.37</text:p>
          </table:table-cell>
          <table:table-cell table:formula="of:=([.$F43]/[.$F75]) * 100 - 100" office:value-type="float" office:value="-1.32400003942433" calcext:value-type="float">
            <text:p>-1.324000039424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29245808" calcext:value-type="float">
            <text:p>929245808</text:p>
          </table:table-cell>
          <table:table-cell office:value-type="float" office:value="1705783329" calcext:value-type="float">
            <text:p>1705783329</text:p>
          </table:table-cell>
          <table:table-cell table:formula="of:=[.$C76]-[.$B76]" office:value-type="float" office:value="776537521" calcext:value-type="float">
            <text:p>776537521</text:p>
          </table:table-cell>
          <table:table-cell table:formula="of:=[.$D76]/[.$A76]" office:value-type="float" office:value="77653752.1" calcext:value-type="float">
            <text:p>77,653,752.1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05783329" calcext:value-type="float">
            <text:p>1705783329</text:p>
          </table:table-cell>
          <table:table-cell office:value-type="float" office:value="5701012494" calcext:value-type="float">
            <text:p>5701012494</text:p>
          </table:table-cell>
          <table:table-cell table:formula="of:=[.$C77]-[.$B77]" office:value-type="float" office:value="3995229165" calcext:value-type="float">
            <text:p>3995229165</text:p>
          </table:table-cell>
          <table:table-cell table:formula="of:=[.$D77]/[.$A77]" office:value-type="float" office:value="79904583.3" calcext:value-type="float">
            <text:p>79,904,583.30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701012494" calcext:value-type="float">
            <text:p>5701012494</text:p>
          </table:table-cell>
          <table:table-cell office:value-type="float" office:value="13256557565" calcext:value-type="float">
            <text:p>13256557565</text:p>
          </table:table-cell>
          <table:table-cell table:formula="of:=[.$C78]-[.$B78]" office:value-type="float" office:value="7555545071" calcext:value-type="float">
            <text:p>7555545071</text:p>
          </table:table-cell>
          <table:table-cell table:formula="of:=[.$D78]/[.$A78]" office:value-type="float" office:value="75555450.71" calcext:value-type="float">
            <text:p>75,555,450.7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4">00/00/0000</text:date>, <text:time style:data-style-name="N2" text:time-value="15:45:13.0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01T11:03:02.361000000</meta:creation-date>
    <dc:date>2020-09-24T16:55:13.192000000</dc:date>
    <meta:editing-duration>PT36M29S</meta:editing-duration>
    <meta:editing-cycles>12</meta:editing-cycles>
    <meta:generator>LibreOffice/7.0.1.2$Windows_X86_64 LibreOffice_project/7cbcfc562f6eb6708b5ff7d7397325de9e764452</meta:generator>
    <meta:document-statistic meta:table-count="1" meta:cell-count="337" meta:object-count="0"/>
  </office:meta>
</office:document-meta>
</file>